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3254*"/>
    </style:style>
    <style:style style:name="Table1.B" style:family="table-column">
      <style:table-column-properties style:rel-column-width="12517*"/>
    </style:style>
    <style:style style:name="Table1.C" style:family="table-column">
      <style:table-column-properties style:rel-column-width="24299*"/>
    </style:style>
    <style:style style:name="Table1.D" style:family="table-column">
      <style:table-column-properties style:rel-column-width="1546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9832*"/>
    </style:style>
    <style:style style:name="Table2.B" style:family="table-column">
      <style:table-column-properties style:rel-column-width="15521*"/>
    </style:style>
    <style:style style:name="Table2.C" style:family="table-column">
      <style:table-column-properties style:rel-column-width="30180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AvgPool</text:p>
      <text:p text:style-name="P1">AvgPool <text:s text:c="1"/>// Average Pooling operation</text:p>
      <text:h text:style-name="Heading_20_1" text:outline-level="1">Description</text:h>
      <text:p text:style-name="First_20_paragraph">Average pooling windows its input and produces an average for each window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data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w</text:span></text:p>
          </table:table-cell>
          <table:table-cell table:style-name="Table2.A1" office:value-type="string">
            <text:p text:style-name="Table_20_Contents"><text:span text:style-name="Source_Text">Shape[n]</text:span></text:p>
          </table:table-cell>
          <table:table-cell table:style-name="Table2.A1" office:value-type="string">
            <text:p text:style-name="Table_20_Contents">Window shape. <draw:frame draw:style-name="fr1" text:anchor-type="as-char"><draw:object xlink:href="Formula-4/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Table_20_Contents"><text:span text:style-name="Source_Text">s</text:span></text:p>
          </table:table-cell>
          <table:table-cell table:style-name="Table2.A1" office:value-type="string">
            <text:p text:style-name="Table_20_Contents"><text:span text:style-name="Source_Text">Strides[n]</text:span></text:p>
          </table:table-cell>
          <table:table-cell table:style-name="Table2.A1" office:value-type="string">
            <text:p text:style-name="Table_20_Contents">Window strides.</text:p>
          </table:table-cell>
        </table:table-row>
        <table:table-row>
          <table:table-cell table:style-name="Table2.A1" office:value-type="string">
            <text:p text:style-name="Table_20_Contents"><text:span text:style-name="Source_Text">p</text:span></text:p>
          </table:table-cell>
          <table:table-cell table:style-name="Table2.A1" office:value-type="string">
            <text:p text:style-name="Table_20_Contents"><text:span text:style-name="Source_Text">Shape[n]</text:span></text:p>
          </table:table-cell>
          <table:table-cell table:style-name="Table2.A1" office:value-type="string">
            <text:p text:style-name="Table_20_Contents">Padding below.</text:p>
          </table:table-cell>
        </table:table-row>
        <table:table-row>
          <table:table-cell table:style-name="Table2.A1" office:value-type="string">
            <text:p text:style-name="Table_20_Contents"><text:span text:style-name="Source_Text">q</text:span></text:p>
          </table:table-cell>
          <table:table-cell table:style-name="Table2.A1" office:value-type="string">
            <text:p text:style-name="Table_20_Contents"><text:span text:style-name="Source_Text">Shape[n]</text:span></text:p>
          </table:table-cell>
          <table:table-cell table:style-name="Table2.A1" office:value-type="string">
            <text:p text:style-name="Table_20_Contents">Padding above.</text:p>
          </table:table-cell>
        </table:table-row>
        <table:table-row>
          <table:table-cell table:style-name="Table2.A1" office:value-type="string">
            <text:p text:style-name="Table_20_Contents"><text:span text:style-name="Source_Text">i</text:span></text:p>
          </table:table-cell>
          <table:table-cell table:style-name="Table2.A1" office:value-type="string">
            <text:p text:style-name="Table_20_Contents"><text:span text:style-name="Source_Text">Boolean</text:span></text:p>
          </table:table-cell>
          <table:table-cell table:style-name="Table2.A1" office:value-type="string">
            <text:p text:style-name="Table_20_Contents">Include padding in average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Any</text:p>
          </table:table-cell>
          <table:table-cell table:style-name="Table3.A1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</table:table-row>
      </table:table>
      <text:p text:style-name="First_20_paragraph">Average pooling takes as its input, a batch tensor data of shape <draw:frame draw:style-name="fr1" text:anchor-type="as-char"><draw:object xlink:href="Formula-8/" xlink:type="simple" xlink:show="embed" xlink:actuate="onLoad"/></draw:frame>, where where <draw:frame draw:style-name="fr1" text:anchor-type="as-char"><draw:object xlink:href="Formula-10/" xlink:type="simple" xlink:show="embed" xlink:actuate="onLoad"/></draw:frame> is the batch size, and <draw:frame draw:style-name="fr1" text:anchor-type="as-char"><draw:object xlink:href="Formula-12/" xlink:type="simple" xlink:show="embed" xlink:actuate="onLoad"/></draw:frame> is the number of channels (sometimes called features). The dimensions <draw:frame draw:style-name="fr1" text:anchor-type="as-char"><draw:object xlink:href="Formula-14/" xlink:type="simple" xlink:show="embed" xlink:actuate="onLoad"/></draw:frame> correspond to the shape of an <draw:frame draw:style-name="fr1" text:anchor-type="as-char"><draw:object xlink:href="Formula-16/" xlink:type="simple" xlink:show="embed" xlink:actuate="onLoad"/></draw:frame>-dimensional data item in a batch. For example, where <draw:frame draw:style-name="fr1" text:anchor-type="as-char"><draw:object xlink:href="Formula-18/" xlink:type="simple" xlink:show="embed" xlink:actuate="onLoad"/></draw:frame>, the data may represent a two-dimensional image. It also takes four attributes:</text:p>
      <text:list text:style-name="L1">
        <text:list-item>
          <text:p text:style-name="P2"><text:span text:style-name="T1">window shape</text:span>,</text:p>
        </text:list-item>
        <text:list-item>
          <text:p text:style-name="P2"><text:span text:style-name="T1">window movement strides</text:span>, (optional)</text:p>
        </text:list-item>
        <text:list-item>
          <text:p text:style-name="P2"><text:span text:style-name="T1">padding below</text:span>, (optional)</text:p>
        </text:list-item>
        <text:list-item>
          <text:p text:style-name="P2"><text:span text:style-name="T1">padding above</text:span>, (optional)</text:p>
        </text:list-item>
        <text:list-item>
          <text:p text:style-name="P2"><text:span text:style-name="T1">include padding in average</text:span></text:p>
        </text:list-item>
      </text:list>
      <text:p text:style-name="First_20_paragraph">The shape of output is <draw:frame draw:style-name="fr1" text:anchor-type="as-char"><draw:object xlink:href="Formula-20/" xlink:type="simple" xlink:show="embed" xlink:actuate="onLoad"/></draw:frame>, where <draw:frame draw:style-name="fr1" text:anchor-type="as-char"><draw:object xlink:href="Formula-22/" xlink:type="simple" xlink:show="embed" xlink:actuate="onLoad"/></draw:frame>.</text:p>
      <text:p text:style-name="Text_20_body"><text:span text:style-name="T2">Informal definition:</text:span> If <draw:frame draw:style-name="fr1" text:anchor-type="as-char"><draw:object xlink:href="Formula-24/" xlink:type="simple" xlink:show="embed" xlink:actuate="onLoad"/></draw:frame> is <draw:frame draw:style-name="fr1" text:anchor-type="as-char"><draw:object xlink:href="Formula-26/" xlink:type="simple" xlink:show="embed" xlink:actuate="onLoad"/></draw:frame>, then averages are computed as though the padding region contained regular elements of value zero. If <draw:frame draw:style-name="fr1" text:anchor-type="as-char"><draw:object xlink:href="Formula-28/" xlink:type="simple" xlink:show="embed" xlink:actuate="onLoad"/></draw:frame> is <draw:frame draw:style-name="fr1" text:anchor-type="as-char"><draw:object xlink:href="Formula-30/" xlink:type="simple" xlink:show="embed" xlink:actuate="onLoad"/></draw:frame>, then averages are computed using only the non-padding tensor elements that are present in each window.</text:p>
      <text:p text:style-name="Text_20_body"><text:span text:style-name="T1">Example:</text:span> Consider two instances of this operator with the following attributes: <draw:frame draw:style-name="fr1" text:anchor-type="as-char"><draw:object xlink:href="Formula-32/" xlink:type="simple" xlink:show="embed" xlink:actuate="onLoad"/></draw:frame>, <draw:frame draw:style-name="fr1" text:anchor-type="as-char"><draw:object xlink:href="Formula-34/" xlink:type="simple" xlink:show="embed" xlink:actuate="onLoad"/></draw:frame>, <draw:frame draw:style-name="fr1" text:anchor-type="as-char"><draw:object xlink:href="Formula-36/" xlink:type="simple" xlink:show="embed" xlink:actuate="onLoad"/></draw:frame>, and (in one instance) <draw:frame draw:style-name="fr1" text:anchor-type="as-char"><draw:object xlink:href="Formula-38/" xlink:type="simple" xlink:show="embed" xlink:actuate="onLoad"/></draw:frame> or (in the other instance) <draw:frame draw:style-name="fr1" text:anchor-type="as-char"><draw:object xlink:href="Formula-40/" xlink:type="simple" xlink:show="embed" xlink:actuate="onLoad"/></draw:frame>.</text:p>
      <text:p text:style-name="Text_20_body">Consider how those two operator instances would handle this input tensor:</text:p>
      <text:p text:style-name="Text_20_body"><draw:frame draw:style-name="fr2" text:anchor-type="paragraph"><draw:object xlink:href="Formula-42/" xlink:type="simple" xlink:show="embed" xlink:actuate="onLoad"/></draw:frame></text:p>
      <text:p text:style-name="Text_20_body">Applying the padding indicated by the value of <draw:frame draw:style-name="fr1" text:anchor-type="as-char"><draw:object xlink:href="Formula-44/" xlink:type="simple" xlink:show="embed" xlink:actuate="onLoad"/></draw:frame>, we have the padded image of <draw:frame draw:style-name="fr1" text:anchor-type="as-char"><draw:object xlink:href="Formula-46/" xlink:type="simple" xlink:show="embed" xlink:actuate="onLoad"/></draw:frame> as follows:</text:p>
      <text:p text:style-name="Text_20_body"><draw:frame draw:style-name="fr2" text:anchor-type="paragraph"><draw:object xlink:href="Formula-48/" xlink:type="simple" xlink:show="embed" xlink:actuate="onLoad"/></draw:frame></text:p>
      <text:p text:style-name="Text_20_body">Now consider how the two variations of this example's <text:span text:style-name="T1">AvgPool</text:span> operator will compute the "average" value of the top-left window, which contains exactly the elements:</text:p>
      <text:p text:style-name="Text_20_body"><draw:frame draw:style-name="fr2" text:anchor-type="paragraph"><draw:object xlink:href="Formula-50/" xlink:type="simple" xlink:show="embed" xlink:actuate="onLoad"/></draw:frame></text:p>
      <text:p text:style-name="Text_20_body">If <draw:frame draw:style-name="fr1" text:anchor-type="as-char"><draw:object xlink:href="Formula-52/" xlink:type="simple" xlink:show="embed" xlink:actuate="onLoad"/></draw:frame>, then the operator simply ignores the padding elements. It therefore computes the average of the single-element set <draw:frame draw:style-name="fr1" text:anchor-type="as-char"><draw:object xlink:href="Formula-54/" xlink:type="simple" xlink:show="embed" xlink:actuate="onLoad"/></draw:frame>, yielding <draw:frame draw:style-name="fr1" text:anchor-type="as-char"><draw:object xlink:href="Formula-56/" xlink:type="simple" xlink:show="embed" xlink:actuate="onLoad"/></draw:frame>.</text:p>
      <text:p text:style-name="Text_20_body">If <draw:frame draw:style-name="fr1" text:anchor-type="as-char"><draw:object xlink:href="Formula-58/" xlink:type="simple" xlink:show="embed" xlink:actuate="onLoad"/></draw:frame>, then the operator computes the average of the set <draw:frame draw:style-name="fr1" text:anchor-type="as-char"><draw:object xlink:href="Formula-60/" xlink:type="simple" xlink:show="embed" xlink:actuate="onLoad"/></draw:frame>, yielding 0.25.</text:p>
      <text:p text:style-name="Text_20_body"><text:span text:style-name="T1">Note:</text:span> This operator is ill-defined when <text:span text:style-name="T1">both</text:span> of the following conditions hold: (1) <draw:frame draw:style-name="fr1" text:anchor-type="as-char"><draw:object xlink:href="Formula-62/" xlink:type="simple" xlink:show="embed" xlink:actuate="onLoad"/></draw:frame>, and (2) the operator's other attribute values indicate that at least one window will contain only padding elements.</text:p>
      <text:p text:style-name="Text_20_body"><text:span text:style-name="T2">Formal definition:</text:span> <text:span text:style-name="T1">In the absence of padding</text:span>, given an input data batch tensor <draw:frame draw:style-name="fr1" text:anchor-type="as-char"><draw:object xlink:href="Formula-64/" xlink:type="simple" xlink:show="embed" xlink:actuate="onLoad"/></draw:frame>, the output tensor is defined by the equation</text:p>
      <text:p text:style-name="Text_20_body"><draw:frame draw:style-name="fr2" text:anchor-type="paragraph"><draw:object xlink:href="Formula-66/" xlink:type="simple" xlink:show="embed" xlink:actuate="onLoad"/></draw:frame></text:p>
      <text:p text:style-name="Text_20_body"><text:span text:style-name="T1">In the presence of padding</text:span>, we do not always want to divide by a reciprocal equal to the number of elements in the window, since some of the output points are determined by a window that is partly hanging beyond the edge of the tensor. In this case we can define the output</text:p>
      <text:p text:style-name="Text_20_body">In this case we can define the output via a few intermediate steps.</text:p>
      <text:p text:style-name="Text_20_body">First define the <text:span text:style-name="T1">sum tensor</text:span> <draw:frame draw:style-name="fr1" text:anchor-type="as-char"><draw:object xlink:href="Formula-68/" xlink:type="simple" xlink:show="embed" xlink:actuate="onLoad"/></draw:frame>, with shape <draw:frame draw:style-name="fr1" text:anchor-type="as-char"><draw:object xlink:href="Formula-70/" xlink:type="simple" xlink:show="embed" xlink:actuate="onLoad"/></draw:frame>, as follows.</text:p>
      <text:p text:style-name="Text_20_body"><draw:frame draw:style-name="fr2" text:anchor-type="paragraph"><draw:object xlink:href="Formula-72/" xlink:type="simple" xlink:show="embed" xlink:actuate="onLoad"/></draw:frame></text:p>
      <text:p text:style-name="Text_20_body">where</text:p>
      <text:p text:style-name="Text_20_body"><draw:frame draw:style-name="fr2" text:anchor-type="paragraph"><draw:object xlink:href="Formula-74/" xlink:type="simple" xlink:show="embed" xlink:actuate="onLoad"/></draw:frame></text:p>
      <text:p text:style-name="Text_20_body">Second, define the <text:span text:style-name="T1">divisor tensor</text:span> <draw:frame draw:style-name="fr1" text:anchor-type="as-char"><draw:object xlink:href="Formula-76/" xlink:type="simple" xlink:show="embed" xlink:actuate="onLoad"/></draw:frame>, with shape <draw:frame draw:style-name="fr1" text:anchor-type="as-char"><draw:object xlink:href="Formula-78/" xlink:type="simple" xlink:show="embed" xlink:actuate="onLoad"/></draw:frame>, as follows.</text:p>
      <text:p text:style-name="Text_20_body"><draw:frame draw:style-name="fr2" text:anchor-type="paragraph"><draw:object xlink:href="Formula-80/" xlink:type="simple" xlink:show="embed" xlink:actuate="onLoad"/></draw:frame></text:p>
      <text:p text:style-name="Text_20_body">where</text:p>
      <text:p text:style-name="Text_20_body"><draw:frame draw:style-name="fr2" text:anchor-type="paragraph"><draw:object xlink:href="Formula-82/" xlink:type="simple" xlink:show="embed" xlink:actuate="onLoad"/></draw:frame></text:p>
      <text:p text:style-name="Text_20_body">Finally, define <draw:frame draw:style-name="fr1" text:anchor-type="as-char"><draw:object xlink:href="Formula-84/" xlink:type="simple" xlink:show="embed" xlink:actuate="onLoad"/></draw:frame> as the result of elementwise dividing <draw:frame draw:style-name="fr1" text:anchor-type="as-char"><draw:object xlink:href="Formula-86/" xlink:type="simple" xlink:show="embed" xlink:actuate="onLoad"/></draw:frame> by <draw:frame draw:style-name="fr1" text:anchor-type="as-char"><draw:object xlink:href="Formula-88/" xlink:type="simple" xlink:show="embed" xlink:actuate="onLoad"/></draw:frame>. Note that at positions where <draw:frame draw:style-name="fr1" text:anchor-type="as-char"><draw:object xlink:href="Formula-90/" xlink:type="simple" xlink:show="embed" xlink:actuate="onLoad"/></draw:frame> is zero, values may be infinity or nan. (This corresponds to a condition where the pooling window is completely out of bounds, encompassing no valid values.)</text:p>
      <text:h text:style-name="Heading_20_1" text:outline-level="1">Backprop</text:h>
      <text:h text:style-name="Heading_20_1" text:outline-level="1">C++ Interface</text:h>
      <text:p text:style-name="First_20_paragraph">ngraph::op::v0::AvgP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gPool</dc:title>
  </office:meta>
</office:document-meta>
</file>

<file path=Formula-0/content.xml><?xml version="1.0" encoding="utf-8"?>
<math xmlns="http://www.w3.org/1998/Math/MathML" display="inline">
  <mrow>
    <mo stretchy="false" form="prefix">(</mo>
    <mi>N</mi>
    <mo>,</mo>
    <mi>C</mi>
    <mo>,</mo>
    <msub>
      <mi>d</mi>
      <mn>1</mn>
    </msub>
    <mo>,</mo>
    <mi>…</mi>
    <mo>,</mo>
    <msub>
      <mi>d</mi>
      <mi>n</mi>
    </msub>
    <mo stretchy="false" form="postfix">)</mo>
  </mrow>
</math>
</file>

<file path=Formula-10/content.xml><?xml version="1.0" encoding="utf-8"?>
<math xmlns="http://www.w3.org/1998/Math/MathML" display="inline">
  <mi>N</mi>
</math>
</file>

<file path=Formula-12/content.xml><?xml version="1.0" encoding="utf-8"?>
<math xmlns="http://www.w3.org/1998/Math/MathML" display="inline">
  <mrow>
    <mi>C</mi>
    <mo>&gt;</mo>
    <mn>0</mn>
  </mrow>
</math>
</file>

<file path=Formula-14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</mrow>
</math>
</file>

<file path=Formula-16/content.xml><?xml version="1.0" encoding="utf-8"?>
<math xmlns="http://www.w3.org/1998/Math/MathML" display="inline">
  <mi>n</mi>
</math>
</file>

<file path=Formula-18/content.xml><?xml version="1.0" encoding="utf-8"?>
<math xmlns="http://www.w3.org/1998/Math/MathML" display="inline">
  <mrow>
    <mi>n</mi>
    <mo>=</mo>
    <mn>2</mn>
  </mrow>
</math>
</file>

<file path=Formula-2/content.xml><?xml version="1.0" encoding="utf-8"?>
<math xmlns="http://www.w3.org/1998/Math/MathML" display="inline">
  <mrow>
    <mi>n</mi>
    <mo>&gt;</mo>
    <mn>0</mn>
    <mo>,</mo>
    <msub>
      <mi>d</mi>
      <mi>i</mi>
    </msub>
    <mo>&gt;</mo>
    <mn>0</mn>
  </mrow>
</math>
</file>

<file path=Formula-20/content.xml><?xml version="1.0" encoding="utf-8"?>
<math xmlns="http://www.w3.org/1998/Math/MathML" display="inline">
  <mrow>
    <mo stretchy="false" form="prefix">(</mo>
    <mi>N</mi>
    <mo>,</mo>
    <mi>C</mi>
    <mo>,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22/content.xml><?xml version="1.0" encoding="utf-8"?>
<math xmlns="http://www.w3.org/1998/Math/MathML" display="inline">
  <mrow>
    <mi>d</mi>
    <msub>
      <mi>′</mi>
      <mi>n</mi>
    </msub>
    <mo>=</mo>
    <mo stretchy="false" form="prefix">⌈</mo>
    <mfrac>
      <mrow>
        <msub>
          <mi>p</mi>
          <mi>i</mi>
        </msub>
        <mo>+</mo>
        <msub>
          <mi>d</mi>
          <mi>i</mi>
        </msub>
        <mo>+</mo>
        <msub>
          <mi>q</mi>
          <mi>i</mi>
        </msub>
        <mo>−</mo>
        <msub>
          <mi>w</mi>
          <mi>i</mi>
        </msub>
        <mo>+</mo>
        <mn>1</mn>
      </mrow>
      <msub>
        <mi>s</mi>
        <mi>i</mi>
      </msub>
    </mfrac>
    <mo stretchy="false" form="postfix">⌉</mo>
  </mrow>
</math>
</file>

<file path=Formula-24/content.xml><?xml version="1.0" encoding="utf-8"?>
<math xmlns="http://www.w3.org/1998/Math/MathML" display="inline">
  <mtext mathvariant="italic">𝑖</mtext>
</math>
</file>

<file path=Formula-26/content.xml><?xml version="1.0" encoding="utf-8"?>
<math xmlns="http://www.w3.org/1998/Math/MathML" display="inline">
  <mtext mathvariant="italic">𝑡𝑟𝑢𝑒</mtext>
</math>
</file>

<file path=Formula-28/content.xml><?xml version="1.0" encoding="utf-8"?>
<math xmlns="http://www.w3.org/1998/Math/MathML" display="inline">
  <mtext mathvariant="italic">𝑖</mtext>
</math>
</file>

<file path=Formula-30/content.xml><?xml version="1.0" encoding="utf-8"?>
<math xmlns="http://www.w3.org/1998/Math/MathML" display="inline">
  <mtext mathvariant="italic">𝑓𝑎𝑙𝑠𝑒</mtext>
</math>
</file>

<file path=Formula-32/content.xml><?xml version="1.0" encoding="utf-8"?>
<math xmlns="http://www.w3.org/1998/Math/MathML" display="inline">
  <mrow>
    <mtext mathvariant="italic">𝑤</mtext>
    <mo>=</mo>
    <mo stretchy="false" form="prefix">(</mo>
    <mn>2</mn>
    <mo>,</mo>
    <mn>2</mn>
    <mo stretchy="false" form="postfix">)</mo>
  </mrow>
</math>
</file>

<file path=Formula-34/content.xml><?xml version="1.0" encoding="utf-8"?>
<math xmlns="http://www.w3.org/1998/Math/MathML" display="inline">
  <mrow>
    <mtext mathvariant="italic">𝑠</mtext>
    <mo>=</mo>
    <mo stretchy="false" form="prefix">(</mo>
    <mn>1</mn>
    <mo>,</mo>
    <mn>1</mn>
    <mo stretchy="false" form="postfix">)</mo>
  </mrow>
</math>
</file>

<file path=Formula-36/content.xml><?xml version="1.0" encoding="utf-8"?>
<math xmlns="http://www.w3.org/1998/Math/MathML" display="inline">
  <mrow>
    <mtext mathvariant="italic">𝑝</mtext>
    <mo>=</mo>
    <mo stretchy="false" form="prefix">(</mo>
    <mn>1</mn>
    <mo>,</mo>
    <mn>1</mn>
    <mo stretchy="false" form="postfix">)</mo>
  </mrow>
</math>
</file>

<file path=Formula-38/content.xml><?xml version="1.0" encoding="utf-8"?>
<math xmlns="http://www.w3.org/1998/Math/MathML" display="inline">
  <mrow>
    <mtext mathvariant="italic">𝑖</mtext>
    <mo>=</mo>
    <mi>f</mi>
    <mi>a</mi>
    <mi>l</mi>
    <mi>s</mi>
    <mi>e</mi>
  </mrow>
</math>
</file>

<file path=Formula-4/content.xml><?xml version="1.0" encoding="utf-8"?>
<math xmlns="http://www.w3.org/1998/Math/MathML" display="inline">
  <mrow>
    <msub>
      <mi>w</mi>
      <mi>i</mi>
    </msub>
    <mo>≤</mo>
    <msub>
      <mi>d</mi>
      <mi>i</mi>
    </msub>
  </mrow>
</math>
</file>

<file path=Formula-40/content.xml><?xml version="1.0" encoding="utf-8"?>
<math xmlns="http://www.w3.org/1998/Math/MathML" display="inline">
  <mrow>
    <mtext mathvariant="italic">𝑖</mtext>
    <mo>=</mo>
    <mi>t</mi>
    <mi>r</mi>
    <mi>u</mi>
    <mi>e</mi>
  </mrow>
</math>
</file>

<file path=Formula-42/content.xml><?xml version="1.0" encoding="utf-8"?>
<math xmlns="http://www.w3.org/1998/Math/MathML" display="block">
  <mtable>
    <mtr>
      <mtd columnalign="right">
        <msub>
          <mi>T</mi>
          <mtext mathvariant="italic">𝑖𝑛</mtext>
        </msub>
        <mo>=</mo>
        <mrow>
          <mo stretchy="true" form="prefix">[</mo>
          <mtable>
            <mtr>
              <mtd columnalign="center">
                <mn>1</mn>
              </mtd>
              <mtd columnalign="center">
                <mn>3</mn>
              </mtd>
              <mtd columnalign="center">
                <mn>5</mn>
              </mtd>
              <mtd columnalign="center">
                <mi>…</mi>
              </mtd>
            </mtr>
            <mtr>
              <mtd columnalign="center">
                <mn>7</mn>
              </mtd>
              <mtd columnalign="center">
                <mn>11</mn>
              </mtd>
              <mtd columnalign="center">
                <mn>13</mn>
              </mtd>
              <mtd columnalign="center">
                <mi>…</mi>
              </mtd>
            </mtr>
            <mtr>
              <mtd columnalign="center">
                <mn>17</mn>
              </mtd>
              <mtd columnalign="center">
                <mn>19</mn>
              </mtd>
              <mtd columnalign="center">
                <mn>23</mn>
              </mtd>
              <mtd columnalign="center">
                <mi>…</mi>
              </mtd>
            </mtr>
            <mtr>
              <mtd columnalign="center">
                <mi>⋮</mi>
              </mtd>
              <mtd columnalign="center">
                <mi>⋮</mi>
              </mtd>
              <mtd columnalign="center">
                <mi>⋮</mi>
              </mtd>
              <mtd columnalign="center">
                <mi>⋱</mi>
              </mtd>
            </mtr>
          </mtable>
          <mo stretchy="true" form="postfix">]</mo>
        </mrow>
      </mtd>
    </mtr>
  </mtable>
</math>
</file>

<file path=Formula-44/content.xml><?xml version="1.0" encoding="utf-8"?>
<math xmlns="http://www.w3.org/1998/Math/MathML" display="inline">
  <mtext mathvariant="italic">𝑝</mtext>
</math>
</file>

<file path=Formula-46/content.xml><?xml version="1.0" encoding="utf-8"?>
<math xmlns="http://www.w3.org/1998/Math/MathML" display="inline">
  <msub>
    <mi>T</mi>
    <mtext mathvariant="italic">𝑖𝑛</mtext>
  </msub>
</math>
</file>

<file path=Formula-48/content.xml><?xml version="1.0" encoding="utf-8"?>
<math xmlns="http://www.w3.org/1998/Math/MathML" display="block">
  <mtable>
    <mtr>
      <mtd columnalign="right">
        <msub>
          <mi>T</mi>
          <mtext mathvariant="italic">𝑖𝑛,𝑝𝑎𝑑𝑑𝑒𝑑</mtext>
        </msub>
        <mo>=</mo>
        <mrow>
          <mo stretchy="true" form="prefix">[</mo>
          <mtable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o stretchy="false" form="prefix">(</mo>
                <mn>0</mn>
                <mo stretchy="false" form="postfix">)</mo>
              </mtd>
              <mtd columnalign="center">
                <mo stretchy="false" form="prefix">(</mo>
                <mn>0</mn>
                <mo stretchy="false" form="postfix">)</mo>
              </mtd>
              <mtd columnalign="center">
                <mo stretchy="false" form="prefix">(</mo>
                <mn>0</mn>
                <mo stretchy="false" form="postfix">)</mo>
              </mtd>
              <mtd columnalign="center">
                <mi>…</mi>
              </mtd>
            </mtr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n>1</mn>
              </mtd>
              <mtd columnalign="center">
                <mn>3</mn>
              </mtd>
              <mtd columnalign="center">
                <mn>5</mn>
              </mtd>
              <mtd columnalign="center">
                <mi>…</mi>
              </mtd>
            </mtr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n>7</mn>
              </mtd>
              <mtd columnalign="center">
                <mn>11</mn>
              </mtd>
              <mtd columnalign="center">
                <mn>13</mn>
              </mtd>
              <mtd columnalign="center">
                <mi>…</mi>
              </mtd>
            </mtr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n>17</mn>
              </mtd>
              <mtd columnalign="center">
                <mn>19</mn>
              </mtd>
              <mtd columnalign="center">
                <mn>23</mn>
              </mtd>
              <mtd columnalign="center">
                <mi>…</mi>
              </mtd>
            </mtr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i>⋮</mi>
              </mtd>
              <mtd columnalign="center">
                <mi>⋮</mi>
              </mtd>
              <mtd columnalign="center">
                <mi>⋮</mi>
              </mtd>
              <mtd columnalign="center">
                <mi>⋱</mi>
              </mtd>
            </mtr>
          </mtable>
          <mo stretchy="true" form="postfix">]</mo>
        </mrow>
      </mtd>
    </mtr>
  </mtable>
</math>
</file>

<file path=Formula-50/content.xml><?xml version="1.0" encoding="utf-8"?>
<math xmlns="http://www.w3.org/1998/Math/MathML" display="block">
  <mtable>
    <mtr>
      <mtd columnalign="right">
        <mrow>
          <mo stretchy="true" form="prefix">[</mo>
          <mtable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o stretchy="false" form="prefix">(</mo>
                <mn>0</mn>
                <mo stretchy="false" form="postfix">)</mo>
              </mtd>
            </mtr>
            <mtr>
              <mtd columnalign="center">
                <mo stretchy="false" form="prefix">(</mo>
                <mn>0</mn>
                <mo stretchy="false" form="postfix">)</mo>
              </mtd>
              <mtd columnalign="center">
                <mn>1</mn>
              </mtd>
            </mtr>
          </mtable>
          <mo stretchy="true" form="postfix">]</mo>
        </mrow>
      </mtd>
    </mtr>
  </mtable>
</math>
</file>

<file path=Formula-52/content.xml><?xml version="1.0" encoding="utf-8"?>
<math xmlns="http://www.w3.org/1998/Math/MathML" display="inline">
  <mrow>
    <mtext mathvariant="italic">𝑖</mtext>
    <mo>=</mo>
    <mi>f</mi>
    <mi>a</mi>
    <mi>l</mi>
    <mi>s</mi>
    <mi>e</mi>
  </mrow>
</math>
</file>

<file path=Formula-54/content.xml><?xml version="1.0" encoding="utf-8"?>
<math xmlns="http://www.w3.org/1998/Math/MathML" display="inline">
  <mrow>
    <mo stretchy="false" form="prefix">{</mo>
    <mn>1</mn>
    <mo stretchy="false" form="postfix">}</mo>
  </mrow>
</math>
</file>

<file path=Formula-56/content.xml><?xml version="1.0" encoding="utf-8"?>
<math xmlns="http://www.w3.org/1998/Math/MathML" display="inline">
  <mn>1.0</mn>
</math>
</file>

<file path=Formula-58/content.xml><?xml version="1.0" encoding="utf-8"?>
<math xmlns="http://www.w3.org/1998/Math/MathML" display="inline">
  <mrow>
    <mtext mathvariant="italic">𝑖</mtext>
    <mo>=</mo>
    <mi>t</mi>
    <mi>r</mi>
    <mi>u</mi>
    <mi>e</mi>
  </mrow>
</math>
</file>

<file path=Formula-6/content.xml><?xml version="1.0" encoding="utf-8"?>
<math xmlns="http://www.w3.org/1998/Math/MathML" display="inline">
  <mrow>
    <mo stretchy="false" form="prefix">(</mo>
    <mi>N</mi>
    <mo>,</mo>
    <mi>C</mi>
    <mo>,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60/content.xml><?xml version="1.0" encoding="utf-8"?>
<math xmlns="http://www.w3.org/1998/Math/MathML" display="inline">
  <mrow>
    <mo stretchy="false" form="prefix">{</mo>
    <mn>0</mn>
    <mo>,</mo>
    <mn>0</mn>
    <mo>,</mo>
    <mn>0</mn>
    <mo>,</mo>
    <mn>1</mn>
    <mo stretchy="false" form="postfix">}</mo>
  </mrow>
</math>
</file>

<file path=Formula-62/content.xml><?xml version="1.0" encoding="utf-8"?>
<math xmlns="http://www.w3.org/1998/Math/MathML" display="inline">
  <mrow>
    <mtext mathvariant="italic">𝑖</mtext>
    <mo>=</mo>
    <mi>f</mi>
    <mi>a</mi>
    <mi>l</mi>
    <mi>s</mi>
    <mi>e</mi>
  </mrow>
</math>
</file>

<file path=Formula-64/content.xml><?xml version="1.0" encoding="utf-8"?>
<math xmlns="http://www.w3.org/1998/Math/MathML" display="inline">
  <msub>
    <mi>T</mi>
    <mtext mathvariant="italic">𝑖𝑛</mtext>
  </msub>
</math>
</file>

<file path=Formula-66/content.xml><?xml version="1.0" encoding="utf-8"?>
<math xmlns="http://www.w3.org/1998/Math/MathML" display="block">
  <mrow>
    <msub>
      <mi>T</mi>
      <mtext mathvariant="italic">𝑜𝑢𝑡</mtext>
    </msub>
    <mo stretchy="false" form="prefix">[</mo>
    <mi>a</mi>
    <mo>,</mo>
    <mi>c</mi>
    <mo>,</mo>
    <msub>
      <mi>i</mi>
      <mn>1</mn>
    </msub>
    <mo>,</mo>
    <mi>…</mi>
    <mo>,</mo>
    <msub>
      <mi>i</mi>
      <mi>n</mi>
    </msub>
    <mo stretchy="false" form="postfix">]</mo>
    <mo>=</mo>
    <mfrac>
      <mrow>
        <munderover>
          <mo>∑</mo>
          <mrow>
            <msub>
              <mi>j</mi>
              <mn>1</mn>
            </msub>
            <mo>=</mo>
            <msub>
              <mi>s</mi>
              <mn>1</mn>
            </msub>
            <msub>
              <mi>i</mi>
              <mn>1</mn>
            </msub>
            <mo>,</mo>
            <mi>…</mi>
            <mo>,</mo>
            <msub>
              <mi>j</mi>
              <mi>n</mi>
            </msub>
            <mo>=</mo>
            <msub>
              <mi>s</mi>
              <mi>n</mi>
            </msub>
            <msub>
              <mi>i</mi>
              <mi>n</mi>
            </msub>
          </mrow>
          <mrow>
            <msub>
              <mi>j</mi>
              <mn>1</mn>
            </msub>
            <mo>=</mo>
            <msub>
              <mi>s</mi>
              <mn>1</mn>
            </msub>
            <msub>
              <mi>i</mi>
              <mn>1</mn>
            </msub>
            <mo>+</mo>
            <msub>
              <mi>w</mi>
              <mn>1</mn>
            </msub>
            <mo>−</mo>
            <mn>1</mn>
            <mo>,</mo>
            <mi>…</mi>
            <mo>,</mo>
            <msub>
              <mi>j</mi>
              <mi>n</mi>
            </msub>
            <mo>=</mo>
            <msub>
              <mi>s</mi>
              <mi>n</mi>
            </msub>
            <msub>
              <mi>i</mi>
              <mi>n</mi>
            </msub>
            <mo>+</mo>
            <msub>
              <mi>w</mi>
              <mi>n</mi>
            </msub>
            <mo>−</mo>
            <mn>1</mn>
          </mrow>
        </munderover>
        <msub>
          <mi>T</mi>
          <mtext mathvariant="italic">𝑖𝑛</mtext>
        </msub>
        <mo stretchy="false" form="prefix">[</mo>
        <mi>a</mi>
        <mo>,</mo>
        <mi>c</mi>
        <mo>,</mo>
        <msub>
          <mi>j</mi>
          <mn>1</mn>
        </msub>
        <mo>,</mo>
        <mi>…</mi>
        <mo>,</mo>
        <msub>
          <mi>j</mi>
          <mi>n</mi>
        </msub>
        <mo stretchy="false" form="postfix">]</mo>
      </mrow>
      <mrow>
        <munderover>
          <mo>∏</mo>
          <mrow>
            <mi>i</mi>
            <mo>=</mo>
            <mn>1</mn>
          </mrow>
          <mi>n</mi>
        </munderover>
        <msub>
          <mi>w</mi>
          <mi>n</mi>
        </msub>
      </mrow>
    </mfrac>
  </mrow>
</math>
</file>

<file path=Formula-68/content.xml><?xml version="1.0" encoding="utf-8"?>
<math xmlns="http://www.w3.org/1998/Math/MathML" display="inline">
  <msub>
    <mi>T</mi>
    <mtext mathvariant="italic">𝑠𝑢𝑚</mtext>
  </msub>
</math>
</file>

<file path=Formula-70/content.xml><?xml version="1.0" encoding="utf-8"?>
<math xmlns="http://www.w3.org/1998/Math/MathML" display="inline">
  <mrow>
    <mo stretchy="false" form="prefix">(</mo>
    <mi>N</mi>
    <mo>,</mo>
    <mi>C</mi>
    <mo>,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72/content.xml><?xml version="1.0" encoding="utf-8"?>
<math xmlns="http://www.w3.org/1998/Math/MathML" display="block">
  <mrow>
    <msub>
      <mi>T</mi>
      <mtext mathvariant="italic">𝑠𝑢𝑚</mtext>
    </msub>
    <mo stretchy="false" form="prefix">[</mo>
    <mi>a</mi>
    <mo>,</mo>
    <mi>c</mi>
    <mo>,</mo>
    <msub>
      <mi>i</mi>
      <mn>1</mn>
    </msub>
    <mo>,</mo>
    <mi>…</mi>
    <mo>,</mo>
    <msub>
      <mi>i</mi>
      <mi>n</mi>
    </msub>
    <mo stretchy="false" form="postfix">]</mo>
    <mo>=</mo>
    <mfrac>
      <mrow>
        <munderover>
          <mo>∑</mo>
          <mrow>
            <msub>
              <mi>j</mi>
              <mn>1</mn>
            </msub>
            <mo>=</mo>
            <msub>
              <mi>s</mi>
              <mn>1</mn>
            </msub>
            <msub>
              <mi>i</mi>
              <mn>1</mn>
            </msub>
            <mo>,</mo>
            <mi>…</mi>
            <mo>,</mo>
            <msub>
              <mi>j</mi>
              <mi>n</mi>
            </msub>
            <mo>=</mo>
            <msub>
              <mi>s</mi>
              <mi>n</mi>
            </msub>
            <msub>
              <mi>i</mi>
              <mi>n</mi>
            </msub>
          </mrow>
          <mrow>
            <msub>
              <mi>j</mi>
              <mn>1</mn>
            </msub>
            <mo>=</mo>
            <msub>
              <mi>s</mi>
              <mn>1</mn>
            </msub>
            <msub>
              <mi>i</mi>
              <mn>1</mn>
            </msub>
            <mo>+</mo>
            <msub>
              <mi>w</mi>
              <mn>1</mn>
            </msub>
            <mo>−</mo>
            <mn>1</mn>
            <mo>,</mo>
            <mi>…</mi>
            <mo>,</mo>
            <msub>
              <mi>j</mi>
              <mi>n</mi>
            </msub>
            <mo>=</mo>
            <msub>
              <mi>s</mi>
              <mi>n</mi>
            </msub>
            <msub>
              <mi>i</mi>
              <mi>n</mi>
            </msub>
            <mo>+</mo>
            <msub>
              <mi>w</mi>
              <mi>n</mi>
            </msub>
            <mo>−</mo>
            <mn>1</mn>
          </mrow>
        </munderover>
        <mtext mathvariant="italic">𝑣𝑎𝑙</mtext>
        <mo stretchy="false" form="prefix">[</mo>
        <mi>a</mi>
        <mo>,</mo>
        <mi>c</mi>
        <mo>,</mo>
        <msub>
          <mi>j</mi>
          <mn>1</mn>
        </msub>
        <mo>,</mo>
        <mi>…</mi>
        <mo>,</mo>
        <msub>
          <mi>j</mi>
          <mi>n</mi>
        </msub>
        <mo stretchy="false" form="postfix">]</mo>
      </mrow>
      <mrow>
        <munderover>
          <mo>∏</mo>
          <mrow>
            <mi>i</mi>
            <mo>=</mo>
            <mn>1</mn>
          </mrow>
          <mi>n</mi>
        </munderover>
        <msub>
          <mi>w</mi>
          <mi>n</mi>
        </msub>
      </mrow>
    </mfrac>
  </mrow>
</math>
</file>

<file path=Formula-74/content.xml><?xml version="1.0" encoding="utf-8"?>
<math xmlns="http://www.w3.org/1998/Math/MathML" display="block">
  <mtable>
    <mtr>
      <mtd columnalign="right">
        <mtext mathvariant="italic">𝑣𝑎𝑙</mtext>
        <mo stretchy="false" form="prefix">[</mo>
        <mi>a</mi>
        <mo>,</mo>
        <mi>c</mi>
        <mo>,</mo>
        <msub>
          <mi>j</mi>
          <mn>1</mn>
        </msub>
        <mo>,</mo>
        <mi>…</mi>
        <mo>,</mo>
        <msub>
          <mi>j</mi>
          <mi>n</mi>
        </msub>
        <mo stretchy="false" form="postfix">]</mo>
        <mo>=</mo>
        <mrow>
          <mo stretchy="true" form="prefix">{</mo>
          <mtable>
            <mtr>
              <mtd columnalign="left">
                <msub>
                  <mi>T</mi>
                  <mtext mathvariant="italic">𝑖𝑛</mtext>
                </msub>
                <mo stretchy="false" form="prefix">[</mo>
                <mi>a</mi>
                <mo>,</mo>
                <mi>c</mi>
                <mo>,</mo>
                <msub>
                  <mi>j</mi>
                  <mn>1</mn>
                </msub>
                <mo>,</mo>
                <mi>…</mi>
                <mo>,</mo>
                <msub>
                  <mi>j</mi>
                  <mi>n</mi>
                </msub>
                <mo stretchy="false" form="postfix">]</mo>
              </mtd>
              <mtd columnalign="left">
                <mrow>
                  <mtext mathvariant="normal">if for all </mtext>
                  <mspace width="0.333em"/>
                </mrow>
                <mi>k</mi>
                <mo>,</mo>
                <msub>
                  <mi>p</mi>
                  <mi>k</mi>
                </msub>
                <mo>≤</mo>
                <msub>
                  <mi>j</mi>
                  <mi>k</mi>
                </msub>
                <mo>&lt;</mo>
                <msub>
                  <mi>p</mi>
                  <mi>k</mi>
                </msub>
                <mo>+</mo>
                <msub>
                  <mi>d</mi>
                  <mi>k</mi>
                </msub>
              </mtd>
            </mtr>
            <mtr>
              <mtd columnalign="left">
                <mn>0</mn>
              </mtd>
              <mtd columnalign="left">
                <mtext mathvariant="normal">otherwise</mtext>
                <mi>.</mi>
              </mtd>
            </mtr>
          </mtable>
        </mrow>
      </mtd>
    </mtr>
  </mtable>
</math>
</file>

<file path=Formula-76/content.xml><?xml version="1.0" encoding="utf-8"?>
<math xmlns="http://www.w3.org/1998/Math/MathML" display="inline">
  <msub>
    <mi>T</mi>
    <mtext mathvariant="italic">𝑑𝑖𝑣</mtext>
  </msub>
</math>
</file>

<file path=Formula-78/content.xml><?xml version="1.0" encoding="utf-8"?>
<math xmlns="http://www.w3.org/1998/Math/MathML" display="inline">
  <mrow>
    <mo stretchy="false" form="prefix">(</mo>
    <mi>N</mi>
    <mo>,</mo>
    <mi>C</mi>
    <mo>,</mo>
    <mi>d</mi>
    <msub>
      <mi>′</mi>
      <mn>1</mn>
    </msub>
    <mo>,</mo>
    <mi>…</mi>
    <mo>,</mo>
    <mi>d</mi>
    <msub>
      <mi>′</mi>
      <mi>n</mi>
    </msub>
    <mo stretchy="false" form="postfix">)</mo>
  </mrow>
</math>
</file>

<file path=Formula-8/content.xml><?xml version="1.0" encoding="utf-8"?>
<math xmlns="http://www.w3.org/1998/Math/MathML" display="inline">
  <mrow>
    <mo stretchy="false" form="prefix">(</mo>
    <mi>N</mi>
    <mo>,</mo>
    <mi>C</mi>
    <mo>,</mo>
    <msub>
      <mi>d</mi>
      <mn>1</mn>
    </msub>
    <mo>,</mo>
    <mi>…</mi>
    <mo>,</mo>
    <msub>
      <mi>d</mi>
      <mi>n</mi>
    </msub>
    <mo stretchy="false" form="postfix">)</mo>
  </mrow>
</math>
</file>

<file path=Formula-80/content.xml><?xml version="1.0" encoding="utf-8"?>
<math xmlns="http://www.w3.org/1998/Math/MathML" display="block">
  <mrow>
    <msub>
      <mi>T</mi>
      <mtext mathvariant="italic">𝑑𝑖𝑣</mtext>
    </msub>
    <mo stretchy="false" form="prefix">[</mo>
    <mi>a</mi>
    <mo>,</mo>
    <mi>c</mi>
    <mo>,</mo>
    <msub>
      <mi>i</mi>
      <mn>1</mn>
    </msub>
    <mo>,</mo>
    <mi>…</mi>
    <mo>,</mo>
    <msub>
      <mi>i</mi>
      <mi>n</mi>
    </msub>
    <mo stretchy="false" form="postfix">]</mo>
    <mo>=</mo>
    <mfrac>
      <mrow>
        <munderover>
          <mo>∑</mo>
          <mrow>
            <msub>
              <mi>j</mi>
              <mn>1</mn>
            </msub>
            <mo>=</mo>
            <msub>
              <mi>s</mi>
              <mn>1</mn>
            </msub>
            <msub>
              <mi>i</mi>
              <mn>1</mn>
            </msub>
            <mo>,</mo>
            <mi>…</mi>
            <mo>,</mo>
            <msub>
              <mi>j</mi>
              <mi>n</mi>
            </msub>
            <mo>=</mo>
            <msub>
              <mi>s</mi>
              <mi>n</mi>
            </msub>
            <msub>
              <mi>i</mi>
              <mi>n</mi>
            </msub>
          </mrow>
          <mrow>
            <msub>
              <mi>j</mi>
              <mn>1</mn>
            </msub>
            <mo>=</mo>
            <msub>
              <mi>s</mi>
              <mn>1</mn>
            </msub>
            <msub>
              <mi>i</mi>
              <mn>1</mn>
            </msub>
            <mo>+</mo>
            <msub>
              <mi>w</mi>
              <mn>1</mn>
            </msub>
            <mo>−</mo>
            <mn>1</mn>
            <mo>,</mo>
            <mi>…</mi>
            <mo>,</mo>
            <msub>
              <mi>j</mi>
              <mi>n</mi>
            </msub>
            <mo>=</mo>
            <msub>
              <mi>s</mi>
              <mi>n</mi>
            </msub>
            <msub>
              <mi>i</mi>
              <mi>n</mi>
            </msub>
            <mo>+</mo>
            <msub>
              <mi>w</mi>
              <mi>n</mi>
            </msub>
            <mo>−</mo>
            <mn>1</mn>
          </mrow>
        </munderover>
        <mtext mathvariant="italic">𝑣𝑎𝑙</mtext>
        <mo stretchy="false" form="prefix">[</mo>
        <mi>a</mi>
        <mo>,</mo>
        <mi>c</mi>
        <mo>,</mo>
        <msub>
          <mi>j</mi>
          <mn>1</mn>
        </msub>
        <mo>,</mo>
        <mi>…</mi>
        <mo>,</mo>
        <msub>
          <mi>j</mi>
          <mi>n</mi>
        </msub>
        <mo stretchy="false" form="postfix">]</mo>
      </mrow>
      <mrow>
        <munderover>
          <mo>∏</mo>
          <mrow>
            <mi>i</mi>
            <mo>=</mo>
            <mn>1</mn>
          </mrow>
          <mi>n</mi>
        </munderover>
        <msub>
          <mi>w</mi>
          <mi>n</mi>
        </msub>
      </mrow>
    </mfrac>
  </mrow>
</math>
</file>

<file path=Formula-82/content.xml><?xml version="1.0" encoding="utf-8"?>
<math xmlns="http://www.w3.org/1998/Math/MathML" display="block">
  <mtable>
    <mtr>
      <mtd columnalign="right">
        <mtext mathvariant="italic">𝑣𝑎𝑙</mtext>
        <mo stretchy="false" form="prefix">[</mo>
        <mi>a</mi>
        <mo>,</mo>
        <mi>c</mi>
        <mo>,</mo>
        <msub>
          <mi>j</mi>
          <mn>1</mn>
        </msub>
        <mo>,</mo>
        <mi>…</mi>
        <mo>,</mo>
        <msub>
          <mi>j</mi>
          <mi>n</mi>
        </msub>
        <mo stretchy="false" form="postfix">]</mo>
        <mo>=</mo>
        <mrow>
          <mo stretchy="true" form="prefix">{</mo>
          <mtable>
            <mtr>
              <mtd columnalign="left">
                <mn>1</mn>
              </mtd>
              <mtd columnalign="left">
                <mrow>
                  <mtext mathvariant="normal">if for all </mtext>
                  <mspace width="0.333em"/>
                </mrow>
                <mi>k</mi>
                <mo>,</mo>
                <msub>
                  <mi>p</mi>
                  <mi>k</mi>
                </msub>
                <mo>≤</mo>
                <msub>
                  <mi>j</mi>
                  <mi>k</mi>
                </msub>
                <mo>&lt;</mo>
                <msub>
                  <mi>p</mi>
                  <mi>k</mi>
                </msub>
                <mo>+</mo>
                <msub>
                  <mi>d</mi>
                  <mi>k</mi>
                </msub>
              </mtd>
            </mtr>
            <mtr>
              <mtd columnalign="left">
                <mn>0</mn>
              </mtd>
              <mtd columnalign="left">
                <mtext mathvariant="normal">otherwise</mtext>
                <mi>.</mi>
              </mtd>
            </mtr>
          </mtable>
        </mrow>
      </mtd>
    </mtr>
  </mtable>
</math>
</file>

<file path=Formula-84/content.xml><?xml version="1.0" encoding="utf-8"?>
<math xmlns="http://www.w3.org/1998/Math/MathML" display="inline">
  <msub>
    <mi>T</mi>
    <mtext mathvariant="italic">𝑜𝑢𝑡</mtext>
  </msub>
</math>
</file>

<file path=Formula-86/content.xml><?xml version="1.0" encoding="utf-8"?>
<math xmlns="http://www.w3.org/1998/Math/MathML" display="inline">
  <msub>
    <mi>T</mi>
    <mtext mathvariant="italic">𝑠𝑢𝑚</mtext>
  </msub>
</math>
</file>

<file path=Formula-88/content.xml><?xml version="1.0" encoding="utf-8"?>
<math xmlns="http://www.w3.org/1998/Math/MathML" display="inline">
  <msub>
    <mi>T</mi>
    <mtext mathvariant="italic">𝑑𝑖𝑣</mtext>
  </msub>
</math>
</file>

<file path=Formula-90/content.xml><?xml version="1.0" encoding="utf-8"?>
<math xmlns="http://www.w3.org/1998/Math/MathML" display="inline">
  <msub>
    <mi>T</mi>
    <mtext mathvariant="italic">𝑑𝑖𝑣</mtext>
  </msub>
</math>
</file>